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family-generic="modern" style:font-pitch="fixed"/>
    <style:font-face style:name="Liberation Sans1" svg:font-family="'Liberation Sans'" style:font-family-generic="modern" style:font-pitch="variable"/>
    <style:font-face style:name="Noto Mono" svg:font-family="'N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2.5cm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3.747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1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Arrowheads_20_18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729fcf" draw:textarea-horizontal-align="justify" draw:textarea-vertical-align="middle" draw:auto-grow-height="false" fo:min-height="0.25cm" fo:min-width="2.563cm"/>
    </style:style>
    <style:style style:name="gr14" style:family="graphic" style:parent-style-name="standard">
      <style:graphic-properties svg:stroke-color="#729fcf" draw:textarea-horizontal-align="justify" draw:textarea-vertical-align="middle" draw:auto-grow-height="false" fo:min-height="0.25cm" fo:min-width="5cm"/>
    </style:style>
    <style:style style:name="gr15" style:family="graphic" style:parent-style-name="standard">
      <style:graphic-properties svg:stroke-color="#729fcf" draw:textarea-horizontal-align="justify" draw:textarea-vertical-align="middle" draw:auto-grow-height="false" fo:min-height="0.25cm" fo:min-width="2.125cm"/>
    </style:style>
    <style:style style:name="gr16" style:family="graphic" style:parent-style-name="standard">
      <style:graphic-properties svg:stroke-color="#729fcf" draw:textarea-horizontal-align="justify" draw:textarea-vertical-align="middle" draw:auto-grow-height="false" fo:min-height="0.25cm" fo:min-width="2.1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21" style:family="graphic" style:parent-style-name="standard">
      <style:graphic-properties svg:stroke-color="#729fcf" draw:textarea-horizontal-align="justify" draw:textarea-vertical-align="middle" draw:auto-grow-height="false" fo:min-height="0.25cm" fo:min-width="1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6" style:family="graphic" style:parent-style-name="standard">
      <style:graphic-properties svg:stroke-color="#2a6099" draw:fill-color="#3465a4" draw:textarea-horizontal-align="justify" draw:textarea-vertical-align="middle" draw:auto-grow-height="false" fo:min-height="2.375cm" fo:min-width="0cm"/>
    </style:style>
    <style:style style:name="gr27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29" style:family="graphic" style:parent-style-name="standard">
      <style:graphic-properties svg:stroke-color="#729fcf" draw:fill-color="#2a6099" draw:textarea-horizontal-align="justify" draw:textarea-vertical-align="middle" draw:auto-grow-height="false" fo:min-height="5.377cm" fo:min-width="0cm"/>
    </style:style>
    <style:style style:name="gr30" style:family="graphic" style:parent-style-name="objectwithoutfill">
      <style:graphic-properties draw:marker-end="Arrowheads_20_19" draw:marker-end-width="0.3cm" draw:fill="solid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32" style:family="graphic" style:parent-style-name="objectwithoutfill">
      <style:graphic-properties draw:marker-end="Arrowheads_20_21" draw:marker-end-width="0.3cm" draw:fill="solid" draw:textarea-vertical-align="middle"/>
    </style:style>
    <style:style style:name="gr33" style:family="graphic" style:parent-style-name="standard">
      <style:graphic-properties svg:stroke-color="#2a6099" draw:fill-color="#2a6099" draw:textarea-horizontal-align="justify" draw:textarea-vertical-align="middle" draw:auto-grow-height="false" fo:min-height="0.25cm" fo:min-width="1.25cm"/>
    </style:style>
    <style:style style:name="gr34" style:family="graphic" style:parent-style-name="standard">
      <style:graphic-properties draw:stroke="none" svg:stroke-color="#000000" draw:fill="none" draw:fill-color="#ffffff" fo:min-height="2.634cm"/>
      <style:paragraph-properties style:writing-mode="lr-tb"/>
    </style:style>
    <style:style style:name="gr35" style:family="graphic" style:parent-style-name="objectwithoutfill">
      <style:graphic-properties draw:marker-end="Arrowheads_20_22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7" style:family="graphic" style:parent-style-name="standard">
      <style:graphic-properties draw:fill-color="#2a6099" draw:textarea-horizontal-align="justify" draw:textarea-vertical-align="middle" draw:auto-grow-height="false" fo:min-height="3cm" fo:min-width="0cm"/>
    </style:style>
    <style:style style:name="gr38" style:family="graphic" style:parent-style-name="objectwithoutfill">
      <style:graphic-properties draw:marker-end="Arrowheads_20_23" draw:marker-end-width="0.3cm" draw:fill="solid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1.377cm"/>
      <style:paragraph-properties style:writing-mode="lr-tb"/>
    </style:style>
    <style:style style:name="gr41" style:family="graphic" style:parent-style-name="objectwithoutfill">
      <style:graphic-properties draw:marker-end="Arrowheads_20_24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3" style:family="graphic" style:parent-style-name="objectwithoutfill">
      <style:graphic-properties draw:marker-end="Arrowheads_20_25" draw:marker-end-width="0.3cm" draw:fill="solid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5" style:family="graphic" style:parent-style-name="standard">
      <style:graphic-properties draw:stroke="none" draw:fill="none" fo:min-height="2.8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9" style:family="graphic" style:parent-style-name="objectwithoutfill">
      <style:graphic-properties draw:marker-end="Arrowheads_20_1" draw:marker-end-width="0.3cm" draw:fill="solid" draw:textarea-vertical-align="middle"/>
    </style:style>
    <style:style style:name="gr50" style:family="graphic" style:parent-style-name="objectwithoutfill">
      <style:graphic-properties draw:marker-end="Arrowheads_20_2" draw:marker-end-width="0.3cm" draw:fill="solid" draw:textarea-vertical-align="middle"/>
    </style:style>
    <style:style style:name="gr51" style:family="graphic" style:parent-style-name="objectwithoutfill">
      <style:graphic-properties draw:marker-end="Arrowheads_20_3" draw:marker-end-width="0.3cm" draw:fill="solid" draw:textarea-vertical-align="middle"/>
    </style:style>
    <style:style style:name="gr52" style:family="graphic" style:parent-style-name="objectwithoutfill">
      <style:graphic-properties draw:marker-end="Arrowheads_20_4" draw:marker-end-width="0.3cm" draw:fill="solid" draw:textarea-vertical-align="middle"/>
    </style:style>
    <style:style style:name="gr53" style:family="graphic" style:parent-style-name="objectwithoutfill">
      <style:graphic-properties draw:marker-end="Arrowheads_20_5" draw:marker-end-width="0.3cm" draw:fill="solid" draw:textarea-vertical-align="middle"/>
    </style:style>
    <style:style style:name="gr54" style:family="graphic" style:parent-style-name="objectwithoutfill">
      <style:graphic-properties draw:marker-end="Arrowheads_20_6" draw:marker-end-width="0.3cm"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56" style:family="graphic" style:parent-style-name="objectwithoutfill">
      <style:graphic-properties draw:fill="solid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59" style:family="graphic" style:parent-style-name="objectwithoutfill">
      <style:graphic-properties draw:marker-end="Arrowheads_20_9" draw:marker-end-width="0.3cm" draw:fill="solid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gr63" style:family="graphic" style:parent-style-name="standard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64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65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66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67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68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69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0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1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2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3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4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5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6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7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8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9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0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1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1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8" style:family="paragraph">
      <loext:graphic-properties draw:fill-color="#ffff00"/>
      <style:paragraph-properties fo:text-align="center" style:writing-mode="lr-tb"/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-color="#3465a4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Noto Mono1" fo:font-size="18pt"/>
    </style:style>
    <style:style style:name="P18" style:family="paragraph">
      <loext:graphic-properties draw:fill-color="#2a6099"/>
      <style:paragraph-properties fo:text-align="center"/>
      <style:text-properties fo:font-size="18pt"/>
    </style:style>
    <style:style style:name="P19" style:family="paragraph">
      <style:paragraph-properties fo:text-align="center" style:writing-mode="lr-tb"/>
      <style:text-properties style:text-position="0% 100%" fo:font-size="18pt"/>
    </style:style>
    <style:style style:name="P20" style:family="paragraph">
      <loext:graphic-properties draw:fill-color="#2a6099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justify"/>
    </style:style>
    <style:style style:name="P23" style:family="paragraph">
      <loext:graphic-properties draw:fill="none"/>
      <style:paragraph-properties fo:text-align="justify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26pt"/>
    </style:style>
    <style:style style:name="P25" style:family="paragraph">
      <loext:graphic-properties draw:fill="none" draw:fill-color="#ffffff"/>
      <style:paragraph-properties fo:text-align="justify"/>
    </style:style>
    <style:style style:name="P26" style:family="paragraph">
      <loext:graphic-properties draw:opacity="100%"/>
      <style:paragraph-properties fo:text-align="center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8" style:family="paragraph">
      <loext:graphic-properties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9" style:family="paragraph">
      <loext:graphic-properties draw:fill="none" draw:fill-color="#ffffff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0% 100%" fo:font-size="18pt"/>
    </style:style>
    <style:style style:name="T5" style:family="text">
      <style:text-properties style:text-position="33% 58%" fo:font-size="18pt"/>
    </style:style>
    <style:style style:name="T6" style:family="text">
      <style:text-properties style:text-position="33%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/>
    </style:style>
    <style:style style:name="T9" style:family="text">
      <style:text-properties style:text-position="-8% 58%"/>
    </style:style>
    <style:style style:name="T10" style:family="text">
      <style:text-properties style:text-position="0% 100%"/>
    </style:style>
    <style:style style:name="T11" style:family="text">
      <style:text-properties style:text-position="-8% 58%" fo:font-size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cm" svg:height="3.683cm" svg:x="7cm" svg:y="0.75cm">
          <draw:text-box>
            <text:p text:style-name="P1"><text:span text:style-name="T1">Logi</text:span><text:span text:style-name="T1">kai </text:span><text:span text:style-name="T1">terve</text:span><text:span text:style-name="T1">zés </text:span><text:span text:style-name="T1">– </text:span><text:span text:style-name="T1">Házi </text:span><text:span text:style-name="T1">felad</text:span><text:span text:style-name="T1">at </text:span><text:span text:style-name="T1">blok</text:span><text:span text:style-name="T1">kváz</text:span><text:span text:style-name="T1">lat</text:span></text:p>
            <text:p text:style-name="P1"><text:span text:style-name="T1">Báli</text:span><text:span text:style-name="T1">nt </text:span><text:span text:style-name="T1">Gerg</text:span><text:span text:style-name="T1">ely</text:span></text:p>
            <text:p text:style-name="P1"><text:span text:style-name="T1">Szilá</text:span><text:span text:style-name="T1">gyi </text:span><text:span text:style-name="T1">Gáb</text:span><text:span text:style-name="T1">or</text:span></text:p>
          </draw:text-box>
        </draw:frame>
        <draw:custom-shape draw:style-name="gr2" draw:text-style-name="P3" draw:layer="layout" svg:width="4cm" svg:height="2.5cm" svg:x="20cm" svg:y="16cm">
          <text:p text:style-name="P3"><text:span text:style-name="T2">DS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12cm" svg:x2="6cm" svg:y2="12cm">
          <text:p/>
        </draw:line>
        <draw:custom-shape draw:style-name="gr4" draw:text-style-name="P3" draw:layer="layout" svg:width="3cm" svg:height="5cm" svg:x="14cm" svg:y="16cm">
          <text:p text:style-name="P3"><text:span text:style-name="T2">BRAM-os</text:span></text:p>
          <text:p text:style-name="P3"><text:span text:style-name="T2">késleltető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3.997cm" draw:transform="rotate (3.1405454560386) translate (10.998cm 19.001cm)">
          <text:p/>
          <draw:enhanced-geometry draw:glue-point-type="segments" draw:type="mso-spt100" draw:modifiers="-90 90.15077801908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3" draw:layer="layout" svg:width="3cm" svg:height="2cm" svg:x="17cm" svg:y="16.25cm">
          <text:p text:style-name="P3"><text:span text:style-name="T2">5 pix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4.25cm" svg:height="1cm" svg:x="6.25cm" svg:y="11.5cm">
          <draw:text-box>
            <text:p><text:span text:style-name="T2">Mind</text:span><text:span text:style-name="T2">enkih</text:span><text:span text:style-name="T2">ez</text:span></text:p>
          </draw:text-box>
        </draw:frame>
        <draw:frame draw:style-name="gr7" draw:text-style-name="P6" draw:layer="layout" svg:width="4.5cm" svg:height="1cm" svg:x="1cm" svg:y="14.25cm">
          <draw:text-box>
            <text:p><text:span text:style-name="T2">Pixel </text:span><text:span text:style-name="T2">(3*8 </text:span><text:span text:style-name="T2">bit)</text:span></text:p>
          </draw:text-box>
        </draw:frame>
        <draw:frame draw:style-name="gr7" draw:text-style-name="P6" draw:layer="layout" svg:width="3cm" svg:height="1cm" svg:x="1cm" svg:y="19cm">
          <draw:text-box>
            <text:p><text:span text:style-name="T2">HSyn</text:span><text:span text:style-name="T2">c</text:span></text:p>
          </draw:text-box>
        </draw:frame>
        <draw:frame draw:style-name="gr7" draw:text-style-name="P6" draw:layer="layout" svg:width="3cm" svg:height="1cm" svg:x="1cm" svg:y="21cm">
          <draw:text-box>
            <text:p><text:span text:style-name="T2">VSyn</text:span><text:span text:style-name="T2">c</text:span></text:p>
          </draw:text-box>
        </draw:frame>
        <draw:frame draw:style-name="gr7" draw:text-style-name="P6" draw:layer="layout" svg:width="2.25cm" svg:height="1cm" svg:x="1cm" svg:y="11cm">
          <draw:text-box>
            <text:p><text:span text:style-name="T2">rx_clk</text:span></text:p>
          </draw:text-box>
        </draw:frame>
        <draw:frame draw:style-name="gr7" draw:text-style-name="P6" draw:layer="layout" svg:width="3.5cm" svg:height="1cm" svg:x="1cm" svg:y="17cm">
          <draw:text-box>
            <text:p><text:span text:style-name="T2">Data</text:span><text:span text:style-name="T2">_vali</text:span><text:span text:style-name="T2">d</text:span></text:p>
          </draw:text-box>
        </draw:frame>
        <draw:frame draw:style-name="gr7" draw:text-style-name="P7" draw:layer="layout" svg:width="7.001cm" svg:height="1cm" svg:x="0.999cm" svg:y="4cm">
          <draw:text-box>
            <text:p><text:span text:style-name="T1">Telje</text:span><text:span text:style-name="T1">s </text:span><text:span text:style-name="T1">blok</text:span><text:span text:style-name="T1">kváz</text:span><text:span text:style-name="T1">lat:</text:span></text:p>
          </draw:text-box>
        </draw:frame>
        <draw:custom-shape draw:style-name="gr8" draw:text-style-name="P8" draw:layer="layout" svg:width="1cm" svg:height="1cm" svg:x="10cm" svg:y="14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4cm" svg:height="4cm" svg:x="20cm" svg:y="19cm">
          <text:p text:style-name="P3"><text:span text:style-name="T2">Regiszteres</text:span></text:p>
          <text:p text:style-name="P3"><text:span text:style-name="T2">Vagy</text:span></text:p>
          <text:p text:style-name="P3"><text:span text:style-name="T2">LUTRAM-os</text:span></text:p>
          <text:p text:style-name="P3"><text:span text:style-name="T2">késleltető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5cm" svg:y="23.25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cm" svg:y1="18cm" svg:x2="6cm" svg:y2="18cm">
          <text:p/>
        </draw:line>
        <draw:line draw:style-name="gr10" draw:text-style-name="P4" draw:layer="layout" svg:x1="1cm" svg:y1="20cm" svg:x2="6cm" svg:y2="20cm">
          <text:p/>
        </draw:line>
        <draw:line draw:style-name="gr10" draw:text-style-name="P4" draw:layer="layout" svg:x1="1cm" svg:y1="22cm" svg:x2="6cm" svg:y2="22cm">
          <text:p/>
        </draw:line>
        <draw:line draw:style-name="gr11" draw:text-style-name="P9" draw:layer="layout" svg:x1="6cm" svg:y1="18cm" svg:x2="9.5cm" svg:y2="18cm">
          <text:p/>
        </draw:line>
        <draw:line draw:style-name="gr12" draw:text-style-name="P9" draw:layer="layout" svg:x1="7cm" svg:y1="18cm" svg:x2="7cm" svg:y2="19.75cm">
          <text:p/>
        </draw:line>
        <draw:line draw:style-name="gr12" draw:text-style-name="P9" draw:layer="layout" svg:x1="11cm" svg:y1="19.75cm" svg:x2="7cm" svg:y2="19.75cm">
          <text:p/>
        </draw:line>
        <draw:line draw:style-name="gr12" draw:text-style-name="P9" draw:layer="layout" svg:x1="6cm" svg:y1="20cm" svg:x2="11cm" svg:y2="20cm">
          <text:p/>
        </draw:line>
        <draw:line draw:style-name="gr12" draw:text-style-name="P9" draw:layer="layout" svg:x1="6cm" svg:y1="22cm" svg:x2="7cm" svg:y2="22cm">
          <text:p/>
        </draw:line>
        <draw:line draw:style-name="gr12" draw:text-style-name="P9" draw:layer="layout" svg:x1="7cm" svg:y1="20.25cm" svg:x2="7cm" svg:y2="22cm">
          <text:p/>
        </draw:line>
        <draw:line draw:style-name="gr12" draw:text-style-name="P9" draw:layer="layout" svg:x1="11cm" svg:y1="20.25cm" svg:x2="7cm" svg:y2="20.25cm">
          <text:p/>
        </draw:line>
        <draw:custom-shape draw:style-name="gr13" draw:text-style-name="P1" draw:layer="layout" svg:width="3.5cm" svg:height="1cm" svg:x="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5.5cm" svg:height="0.5cm" svg:x="1cm" svg:y="1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cm" svg:y="14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cm" svg:height="1cm" svg:x="11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cm" svg:height="1cm" svg:x="11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0" draw:layer="layout" svg:width="3cm" svg:height="1cm" svg:x="11.001cm" svg:y="16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3cm" svg:height="2.384cm" svg:x="11cm" svg:y="14.25cm">
          <draw:text-box>
            <text:p text:style-name="P11">Pixel</text:p>
            <text:p text:style-name="P11">vagy</text:p>
            <text:p text:style-name="P11">Fekete</text:p>
          </draw:text-box>
        </draw:frame>
        <draw:frame draw:style-name="gr7" draw:text-style-name="P13" draw:layer="layout" svg:width="3cm" svg:height="1cm" svg:x="17cm" svg:y="15.25cm">
          <draw:text-box>
            <text:p text:style-name="P1">5 Pixel</text:p>
          </draw:text-box>
        </draw:frame>
        <draw:custom-shape draw:style-name="gr15" draw:text-style-name="P1" draw:layer="layout" svg:width="3cm" svg:height="1cm" svg:x="17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3cm" svg:height="2.25cm" svg:x="11cm" svg:y="21cm">
          <draw:text-box>
            <text:p text:style-name="P11">Kontroll</text:p>
            <text:p text:style-name="P11">Jelek</text:p>
          </draw:text-box>
        </draw:frame>
        <draw:frame draw:style-name="gr19" draw:text-style-name="P12" draw:layer="layout" svg:width="4cm" svg:height="1cm" svg:x="20cm" svg:y="12cm">
          <draw:text-box>
            <text:p text:style-name="P14"><text:span text:style-name="T2">Együ</text:span><text:span text:style-name="T2">tthat</text:span><text:span text:style-name="T2">ók</text:span></text:p>
          </draw:text-box>
        </draw:frame>
        <draw:frame draw:style-name="gr7" draw:text-style-name="P6" draw:layer="layout" svg:width="3.5cm" svg:height="1cm" svg:x="25cm" svg:y="18.5cm">
          <draw:text-box>
            <text:p><text:span text:style-name="T2">Data </text:span><text:span text:style-name="T2">valid</text:span></text:p>
          </draw:text-box>
        </draw:frame>
        <draw:line draw:style-name="gr10" draw:text-style-name="P4" draw:layer="layout" svg:x1="24cm" svg:y1="19.5cm" svg:x2="29cm" svg:y2="19.5cm">
          <text:p/>
        </draw:line>
        <draw:frame draw:style-name="gr7" draw:text-style-name="P6" draw:layer="layout" svg:width="3cm" svg:height="1cm" svg:x="25cm" svg:y="20cm">
          <draw:text-box>
            <text:p><text:span text:style-name="T2">HSyn</text:span><text:span text:style-name="T2">c</text:span></text:p>
          </draw:text-box>
        </draw:frame>
        <draw:line draw:style-name="gr10" draw:text-style-name="P4" draw:layer="layout" svg:x1="24cm" svg:y1="21cm" svg:x2="29cm" svg:y2="21cm">
          <text:p/>
        </draw:line>
        <draw:frame draw:style-name="gr7" draw:text-style-name="P6" draw:layer="layout" svg:width="3cm" svg:height="1cm" svg:x="25cm" svg:y="21.5cm">
          <draw:text-box>
            <text:p><text:span text:style-name="T2">VSync</text:span></text:p>
          </draw:text-box>
        </draw:frame>
        <draw:line draw:style-name="gr10" draw:text-style-name="P4" draw:layer="layout" svg:x1="24cm" svg:y1="22.5cm" svg:x2="29cm" svg:y2="22.5cm">
          <text:p/>
        </draw:line>
        <draw:custom-shape draw:style-name="gr20" draw:text-style-name="P1" draw:layer="layout" svg:width="1cm" svg:height="3cm" svg:x="21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cm" svg:height="1cm" svg:x="20cm" svg:y="14.75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5cm" svg:height="1cm" svg:x="24cm" svg:y="15.75cm">
          <draw:text-box>
            <text:p><text:span text:style-name="T2">Pixel (3*8 bit)</text:span></text:p>
          </draw:text-box>
        </draw:frame>
        <draw:custom-shape draw:style-name="gr13" draw:text-style-name="P1" draw:layer="layout" svg:width="3.5cm" svg:height="1cm" svg:x="25.5cm" svg:y="1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5cm" svg:height="0.5cm" svg:x="24cm" svg:y="17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3cm" svg:height="2.25cm" svg:x="17cm" svg:y="21cm">
          <draw:text-box>
            <text:p text:style-name="P11">Kontroll</text:p>
            <text:p text:style-name="P11">Jelek</text:p>
          </draw:text-box>
        </draw:frame>
        <draw:frame draw:style-name="gr7" draw:text-style-name="P15" draw:layer="layout" svg:width="4cm" svg:height="1cm" svg:x="1cm" svg:y="8cm">
          <draw:text-box>
            <text:p><text:span text:style-name="T3">bemenetek</text:span></text:p>
          </draw:text-box>
        </draw:frame>
        <draw:frame draw:style-name="gr7" draw:text-style-name="P15" draw:layer="layout" svg:width="4cm" svg:height="1cm" svg:x="24cm" svg:y="8cm">
          <draw:text-box>
            <text:p><text:span text:style-name="T3">ki</text:span><text:span text:style-name="T3">m</text:span><text:span text:style-name="T3">e</text:span><text:span text:style-name="T3">n</text:span><text:span text:style-name="T3">et</text:span><text:span text:style-name="T3">e</text:span><text:span text:style-name="T3">k</text:span></text:p>
          </draw:text-box>
        </draw:frame>
      </draw:page>
      <draw:page draw:name="page2" draw:style-name="dp1" draw:master-page-name="Default">
        <draw:frame draw:style-name="gr23" draw:text-style-name="P6" draw:layer="layout" svg:width="15.25cm" svg:height="3.095cm" svg:x="1cm" svg:y="0.976cm">
          <draw:text-box>
            <text:p><text:span text:style-name="T1">1. Blokk részletesen</text:span><text:span text:style-name="T2">: sok ÉS kapu, a bejövő Data_valid jelet a bejövő Pixel bitjeivel egyenként összeéseli, így fekete pixellel számolunk tovább, ha a bejövő pixel érték érvénytelen.</text:span></text:p>
          </draw:text-box>
        </draw:frame>
        <draw:frame draw:style-name="gr24" draw:text-style-name="P6" draw:layer="layout" svg:width="16cm" svg:height="3cm" svg:x="1cm" svg:y="5cm">
          <draw:text-box>
            <text:p><text:span text:style-name="T2">Esetleg kell még az elejére egy pipeline regiszter-réteg, mert a data valid jel fanoutja itt 25 (26 a továbbvitt, késleltetett példányával együtt)</text:span></text:p>
          </draw:text-box>
        </draw:frame>
      </draw:page>
      <draw:page draw:name="page3" draw:style-name="dp1" draw:master-page-name="Default">
        <draw:custom-shape draw:style-name="gr25" draw:text-style-name="P3" draw:layer="layout" svg:width="6cm" svg:height="2cm" svg:x="2cm" svg:y="13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cm" svg:height="3cm" svg:x="1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6" draw:layer="layout" svg:width="11cm" svg:height="4.517cm" svg:x="1cm" svg:y="1cm">
          <draw:text-box>
            <text:p><text:span text:style-name="T1">2. Blokk részletesen</text:span><text:span text:style-name="T2">: beérkező pixel mentése és 5 különböző késleltetésű változat (pa, …, pe) előállítása a DSP rész bemenetéhez, valamint színcsatornánként 1-1 kontroll jel késleltetése a blokkramok 9. bitjében</text:span></text:p>
          </draw:text-box>
        </draw:frame>
        <draw:frame draw:style-name="gr7" draw:text-style-name="P6" draw:layer="layout" svg:width="10cm" svg:height="1cm" svg:x="0.75cm" svg:y="7cm">
          <draw:text-box>
            <text:p><text:span text:style-name="T2">Pixel + Kontroll: 3*(8+1) = 27 bit</text:span></text:p>
          </draw:text-box>
        </draw:frame>
        <draw:frame draw:style-name="gr28" draw:text-style-name="P6" draw:layer="layout" svg:width="10cm" svg:height="4.75cm" svg:x="19.75cm" svg:y="4.25cm">
          <draw:text-box>
            <text:p><text:span text:style-name="T2">3 db párhuzamos, 4k x 9 bit blokkram, ciklikus címzés single port, read first mód, 8 bit (1 színcsatorna) + 1 bit (data_valid/hsync/vsync egy-egy színcsatorna mellé)</text:span></text:p>
          </draw:text-box>
        </draw:frame>
        <draw:frame draw:style-name="gr7" draw:text-style-name="P17" draw:layer="layout" svg:width="1.25cm" svg:height="1cm" svg:x="14cm" svg:y="11.4cm">
          <draw:text-box>
            <text:p><text:span text:style-name="T2">pa</text:span></text:p>
          </draw:text-box>
        </draw:frame>
        <draw:custom-shape draw:style-name="gr29" draw:text-style-name="P18" draw:layer="layout" svg:width="1cm" svg:height="6.431cm" draw:transform="rotate (-1.22958445803001) translate (7.81cm 14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0" draw:text-style-name="P9" draw:layer="layout" svg:x1="2.25cm" svg:y1="11.9cm" svg:x2="14cm" svg:y2="11.9cm">
          <text:p/>
        </draw:line>
        <draw:custom-shape draw:style-name="gr31" draw:text-style-name="P19" draw:layer="layout" svg:width="2cm" svg:height="2cm" svg:x="10cm" svg:y="13cm">
          <text:p text:style-name="P19"><text:span text:style-name="T4">z</text:span><text:span text:style-name="T5">-5</text:span>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.5cm" svg:height="1cm" svg:x="14cm" svg:y="13.5cm">
          <draw:text-box>
            <text:p><text:span text:style-name="T2">pb</text:span></text:p>
          </draw:text-box>
        </draw:frame>
        <draw:line draw:style-name="gr32" draw:text-style-name="P9" draw:layer="layout" svg:x1="12cm" svg:y1="14cm" svg:x2="14cm" svg:y2="14cm">
          <text:p/>
        </draw:line>
        <draw:custom-shape draw:style-name="gr25" draw:text-style-name="P3" draw:layer="layout" svg:width="6cm" svg:height="2cm" svg:x="2cm" svg:y="17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cm" svg:height="6.431cm" draw:transform="rotate (-1.22958445803001) translate (7.81cm 18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7" draw:layer="layout" svg:width="1.25cm" svg:height="1cm" svg:x="14cm" svg:y="17.5cm">
          <draw:text-box>
            <text:p><text:span text:style-name="T2">pc</text:span></text:p>
          </draw:text-box>
        </draw:frame>
        <draw:custom-shape draw:style-name="gr25" draw:text-style-name="P3" draw:layer="layout" svg:width="6cm" svg:height="2cm" svg:x="2cm" svg:y="21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cm" svg:height="6.431cm" draw:transform="rotate (-1.22958445803001) translate (7.81cm 22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7" draw:layer="layout" svg:width="1.25cm" svg:height="1cm" svg:x="14cm" svg:y="21.5cm">
          <draw:text-box>
            <text:p><text:span text:style-name="T2">pd</text:span></text:p>
          </draw:text-box>
        </draw:frame>
        <draw:custom-shape draw:style-name="gr25" draw:text-style-name="P3" draw:layer="layout" svg:width="6cm" svg:height="2cm" svg:x="2cm" svg:y="25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.25cm" svg:height="1cm" svg:x="14cm" svg:y="25.5cm">
          <draw:text-box>
            <text:p><text:span text:style-name="T2">pe</text:span></text:p>
          </draw:text-box>
        </draw:frame>
        <draw:custom-shape draw:style-name="gr31" draw:text-style-name="P19" draw:layer="layout" svg:width="2cm" svg:height="2cm" svg:x="10cm" svg:y="17cm">
          <text:p text:style-name="P19"><text:span text:style-name="T4">z</text:span><text:span text:style-name="T5">-10</text:span>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12cm" svg:y1="18cm" svg:x2="14cm" svg:y2="18cm">
          <text:p/>
        </draw:line>
        <draw:custom-shape draw:style-name="gr31" draw:text-style-name="P19" draw:layer="layout" svg:width="2cm" svg:height="2cm" svg:x="10cm" svg:y="21cm">
          <text:p text:style-name="P19"><text:span text:style-name="T4">z</text:span><text:span text:style-name="T5">-15</text:span>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12cm" svg:y1="22cm" svg:x2="14cm" svg:y2="22cm">
          <text:p/>
        </draw:line>
        <draw:custom-shape draw:style-name="gr31" draw:text-style-name="P19" draw:layer="layout" svg:width="2cm" svg:height="2cm" svg:x="10cm" svg:y="25cm">
          <text:p text:style-name="P19"><text:span text:style-name="T4">z</text:span><text:span text:style-name="T5">-20</text:span>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8cm" svg:y1="14cm" svg:x2="10cm" svg:y2="14cm">
          <text:p/>
        </draw:line>
        <draw:line draw:style-name="gr32" draw:text-style-name="P9" draw:layer="layout" svg:x1="8cm" svg:y1="18cm" svg:x2="10cm" svg:y2="18cm">
          <text:p/>
        </draw:line>
        <draw:line draw:style-name="gr32" draw:text-style-name="P9" draw:layer="layout" svg:x1="8cm" svg:y1="22cm" svg:x2="10cm" svg:y2="22cm">
          <text:p/>
        </draw:line>
        <draw:custom-shape draw:style-name="gr33" draw:text-style-name="P20" draw:layer="layout" svg:width="2cm" svg:height="1cm" svg:x="8cm" svg:y="2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" draw:text-style-name="P9" draw:layer="layout" svg:x1="12cm" svg:y1="26cm" svg:x2="14cm" svg:y2="26cm">
          <text:p/>
        </draw:line>
        <draw:custom-shape draw:style-name="gr25" draw:text-style-name="P3" draw:layer="layout" svg:width="6cm" svg:height="2cm" svg:x="13cm" svg:y="5cm">
          <text:p text:style-name="P3"><text:span text:style-name="T2">BRAM késleltető</text:span></text:p>
          <text:p text:style-name="P3"><text:span text:style-name="T2">egység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cm" svg:height="2cm" svg:x="17.25cm" svg:y="1.25cm">
          <text:p text:style-name="P10">z<text:span text:style-name="T6">-n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6.5cm" svg:height="2.884cm" svg:x="20cm" svg:y="1cm">
          <draw:text-box>
            <text:p><text:span text:style-name="T2">n órajellel késleltető FF-halom, vagy BRAM</text:span></text:p>
          </draw:text-box>
        </draw:frame>
        <draw:line draw:style-name="gr35" draw:text-style-name="P9" draw:layer="layout" svg:x1="12cm" svg:y1="26cm" svg:x2="14cm" svg:y2="28cm">
          <text:p/>
        </draw:line>
        <draw:frame draw:style-name="gr36" draw:text-style-name="P17" draw:layer="layout" svg:width="3cm" svg:height="1.673cm" svg:x="14cm" svg:y="27.5cm">
          <draw:text-box>
            <text:p><text:span text:style-name="T2">Kontroll</text:span></text:p>
            <text:p><text:span text:style-name="T2">jelek</text:span></text:p>
          </draw:text-box>
        </draw:frame>
        <draw:custom-shape draw:style-name="gr37" draw:text-style-name="P20" draw:layer="layout" svg:width="0.5cm" svg:height="3.25cm" svg:x="1.75cm" svg:y="8cm">
          <text:p/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.25cm" svg:y1="9.2cm" svg:x2="16.25cm" svg:y2="9.25cm">
          <text:p/>
        </draw:line>
        <draw:custom-shape draw:style-name="gr39" draw:text-style-name="P10" draw:layer="layout" svg:width="3cm" svg:height="2cm" svg:x="16.3cm" svg:y="8.1cm">
          <text:p text:style-name="P10">W_cntr</text:p>
          <draw:enhanced-geometry svg:viewBox="0 0 21600 21600" draw:type="rectangle" draw:enhanced-path="M 0 0 L 21600 0 21600 21600 0 21600 0 0 Z N"/>
        </draw:custom-shape>
        <draw:frame draw:style-name="gr40" draw:text-style-name="P21" draw:layer="layout" svg:width="9cm" svg:height="15.182cm" svg:x="19.75cm" svg:y="10.623cm">
          <draw:text-box>
            <text:p>Egy számláló+ regiszter, ami megszámolja a két Hsync felfutó él között eltelő órajelciklusokat, vagyis a kép szélességét az invalid pixelekkel együtt (ez a w, ami 12 bites, mert 1080p esetén ennyibe fér bele a kép szélessége). Az előállított w értéket használják a BRAM-ok a ciklikus címzés reszeteléséhez.</text:p>
            <text:p/>
            <text:p>Így minden sor hosszát az előző sor hosszának feltételezünk. Működés közbeni felbontásváltás esetén ez nem probléma, mert a hiba csak egy sorig áll fent, ami szabad szemmel nem látható.</text:p>
          </draw:text-box>
        </draw:frame>
        <draw:line draw:style-name="gr41" draw:text-style-name="P9" draw:layer="layout" svg:x1="17.8cm" svg:y1="10.1cm" svg:x2="17.8cm" svg:y2="12.35cm">
          <text:p/>
        </draw:line>
        <draw:frame draw:style-name="gr42" draw:text-style-name="P13" draw:layer="layout" svg:width="1cm" svg:height="1cm" svg:x="17.3cm" svg:y="12.1cm">
          <draw:text-box>
            <text:p text:style-name="P1">w</text:p>
          </draw:text-box>
        </draw:frame>
        <draw:frame draw:style-name="gr42" draw:text-style-name="P13" draw:layer="layout" svg:width="1cm" svg:height="1cm" svg:x="0.25cm" svg:y="13.5cm">
          <draw:text-box>
            <text:p text:style-name="P1">w</text:p>
          </draw:text-box>
        </draw:frame>
        <draw:frame draw:style-name="gr42" draw:text-style-name="P13" draw:layer="layout" svg:width="1cm" svg:height="1cm" svg:x="0.25cm" svg:y="17.5cm">
          <draw:text-box>
            <text:p text:style-name="P1">w</text:p>
          </draw:text-box>
        </draw:frame>
        <draw:frame draw:style-name="gr42" draw:text-style-name="P13" draw:layer="layout" svg:width="1cm" svg:height="1cm" svg:x="0.25cm" svg:y="21.5cm">
          <draw:text-box>
            <text:p text:style-name="P1">w</text:p>
          </draw:text-box>
        </draw:frame>
        <draw:frame draw:style-name="gr42" draw:text-style-name="P13" draw:layer="layout" svg:width="1cm" svg:height="1cm" svg:x="0.25cm" svg:y="25.5cm">
          <draw:text-box>
            <text:p text:style-name="P1">w</text:p>
          </draw:text-box>
        </draw:frame>
        <draw:line draw:style-name="gr43" draw:text-style-name="P9" draw:layer="layout" svg:x1="1.25cm" svg:y1="14cm" svg:x2="2cm" svg:y2="14cm">
          <text:p/>
        </draw:line>
        <draw:line draw:style-name="gr43" draw:text-style-name="P9" draw:layer="layout" svg:x1="1.25cm" svg:y1="18cm" svg:x2="2cm" svg:y2="18cm">
          <text:p/>
        </draw:line>
        <draw:line draw:style-name="gr43" draw:text-style-name="P9" draw:layer="layout" svg:x1="1.25cm" svg:y1="22cm" svg:x2="2cm" svg:y2="22cm">
          <text:p/>
        </draw:line>
        <draw:line draw:style-name="gr43" draw:text-style-name="P9" draw:layer="layout" svg:x1="1.25cm" svg:y1="26cm" svg:x2="2cm" svg:y2="26cm">
          <text:p/>
        </draw:line>
        <draw:frame draw:style-name="gr44" draw:text-style-name="P6" draw:layer="layout" svg:width="5.945cm" svg:height="1.25cm" svg:x="8.555cm" svg:y="10.75cm">
          <draw:text-box>
            <text:p><text:span text:style-name="T2">Pixel érték (3*8 bit)</text:span></text:p>
          </draw:text-box>
        </draw:frame>
        <draw:frame draw:style-name="gr44" draw:text-style-name="P6" draw:layer="layout" svg:width="2.5cm" svg:height="1.25cm" svg:x="12.25cm" svg:y="14.5cm">
          <draw:text-box>
            <text:p><text:span text:style-name="T2">3*8 bit</text:span></text:p>
          </draw:text-box>
        </draw:frame>
        <draw:frame draw:style-name="gr44" draw:text-style-name="P6" draw:layer="layout" svg:width="2.5cm" svg:height="1.25cm" svg:x="12.25cm" svg:y="18.5cm">
          <draw:text-box>
            <text:p><text:span text:style-name="T2">3*8 bit</text:span></text:p>
          </draw:text-box>
        </draw:frame>
        <draw:frame draw:style-name="gr44" draw:text-style-name="P6" draw:layer="layout" svg:width="2.5cm" svg:height="1.25cm" svg:x="12.25cm" svg:y="22.5cm">
          <draw:text-box>
            <text:p><text:span text:style-name="T2">3*8 bit</text:span></text:p>
          </draw:text-box>
        </draw:frame>
        <draw:frame draw:style-name="gr44" draw:text-style-name="P6" draw:layer="layout" svg:width="2.5cm" svg:height="1.25cm" svg:x="12.25cm" svg:y="24.75cm">
          <draw:text-box>
            <text:p><text:span text:style-name="T2">3*8 bit</text:span></text:p>
          </draw:text-box>
        </draw:frame>
        <draw:frame draw:style-name="gr44" draw:text-style-name="P6" draw:layer="layout" svg:width="2.5cm" svg:height="1.25cm" svg:x="11.25cm" svg:y="27.75cm">
          <draw:text-box>
            <text:p><text:span text:style-name="T2">3*1 bit</text:span></text:p>
          </draw:text-box>
        </draw:frame>
      </draw:page>
      <draw:page draw:name="page4" draw:style-name="dp1" draw:master-page-name="Default">
        <draw:frame draw:style-name="gr45" draw:text-style-name="P23" draw:layer="layout" svg:width="19.083cm" svg:height="3.096cm" svg:x="1cm" svg:y="3.111cm">
          <draw:text-box>
            <text:p text:style-name="P22">Szorzás: a súlyozómátrix sorait meg lehet valósítani kasztkád struktúrával, mert az csak ugyanannak a pixel streamnek a különböző késleltetésű változatait adja össze.</text:p>
          </draw:text-box>
        </draw:frame>
        <draw:frame draw:style-name="gr46" draw:text-style-name="P21" draw:layer="layout" svg:width="15.621cm" svg:height="1.825cm" svg:x="1.383cm" svg:y="1.209cm">
          <draw:text-box>
            <text:p><text:span text:style-name="T7">3. Blokk részletesen</text:span>: DSP</text:p>
          </draw:text-box>
        </draw:frame>
        <draw:custom-shape draw:style-name="gr47" draw:text-style-name="P10" draw:layer="layout" svg:width="1.27cm" svg:height="1.27cm" svg:x="1cm" svg:y="9.868cm">
          <text:p text:style-name="P10">DSP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2.905cm" svg:y="9.8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4.81cm" svg:y="9.8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6.715cm" svg:y="9.8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8.62cm" svg:y="9.868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2.27cm" svg:y1="10.503cm" svg:x2="2.905cm" svg:y2="10.503cm">
          <text:p/>
        </draw:line>
        <draw:line draw:style-name="gr50" draw:text-style-name="P9" draw:layer="layout" svg:x1="4.175cm" svg:y1="10.503cm" svg:x2="4.81cm" svg:y2="10.503cm">
          <text:p/>
        </draw:line>
        <draw:line draw:style-name="gr51" draw:text-style-name="P9" draw:layer="layout" svg:x1="6.08cm" svg:y1="10.503cm" svg:x2="6.715cm" svg:y2="10.503cm">
          <text:p/>
        </draw:line>
        <draw:line draw:style-name="gr52" draw:text-style-name="P9" draw:layer="layout" svg:x1="7.985cm" svg:y1="10.503cm" svg:x2="8.62cm" svg:y2="10.503cm">
          <text:p/>
        </draw:line>
        <draw:line draw:style-name="gr53" draw:text-style-name="P9" draw:layer="layout" svg:x1="1.635cm" svg:y1="7.963cm" svg:x2="1.635cm" svg:y2="9.868cm">
          <text:p/>
        </draw:line>
        <draw:line draw:style-name="gr54" draw:text-style-name="P9" draw:layer="layout" svg:x1="3.54cm" svg:y1="8.979cm" svg:x2="3.54cm" svg:y2="9.868cm">
          <text:p/>
        </draw:line>
        <draw:line draw:style-name="gr54" draw:text-style-name="P9" draw:layer="layout" svg:x1="5.445cm" svg:y1="8.979cm" svg:x2="5.445cm" svg:y2="9.868cm">
          <text:p/>
        </draw:line>
        <draw:line draw:style-name="gr54" draw:text-style-name="P9" draw:layer="layout" svg:x1="7.35cm" svg:y1="8.979cm" svg:x2="7.35cm" svg:y2="9.868cm">
          <text:p/>
        </draw:line>
        <draw:line draw:style-name="gr54" draw:text-style-name="P9" draw:layer="layout" svg:x1="9.255cm" svg:y1="8.979cm" svg:x2="9.255cm" svg:y2="9.868cm">
          <text:p/>
        </draw:line>
        <draw:frame draw:style-name="gr55" draw:text-style-name="P21" draw:layer="layout" svg:width="1.27cm" svg:height="1.165cm" svg:x="1.254cm" svg:y="6.947cm">
          <draw:text-box>
            <text:p>pa</text:p>
          </draw:text-box>
        </draw:frame>
        <draw:line draw:style-name="gr56" draw:text-style-name="P9" draw:layer="layout" svg:x1="1.635cm" svg:y1="8.979cm" svg:x2="9.255cm" svg:y2="8.979cm">
          <text:p/>
        </draw:line>
        <draw:custom-shape draw:style-name="gr48" draw:text-style-name="P1" draw:layer="layout" svg:width="1.27cm" svg:height="1.27cm" svg:x="10.525cm" svg:y="9.8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12.43cm" svg:y="9.868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11.795cm" svg:y1="10.503cm" svg:x2="12.43cm" svg:y2="10.503cm">
          <text:p/>
        </draw:line>
        <draw:line draw:style-name="gr50" draw:text-style-name="P9" draw:layer="layout" svg:x1="13.7cm" svg:y1="10.503cm" svg:x2="14.335cm" svg:y2="10.503cm">
          <text:p/>
        </draw:line>
        <draw:line draw:style-name="gr53" draw:text-style-name="P9" draw:layer="layout" svg:x1="11.16cm" svg:y1="7.963cm" svg:x2="11.16cm" svg:y2="9.868cm">
          <text:p/>
        </draw:line>
        <draw:line draw:style-name="gr54" draw:text-style-name="P9" draw:layer="layout" svg:x1="13.065cm" svg:y1="8.979cm" svg:x2="13.065cm" svg:y2="9.868cm">
          <text:p/>
        </draw:line>
        <draw:frame draw:style-name="gr57" draw:text-style-name="P21" draw:layer="layout" svg:width="1.524cm" svg:height="1.016cm" svg:x="10.779cm" svg:y="6.947cm">
          <draw:text-box>
            <text:p>pb</text:p>
          </draw:text-box>
        </draw:frame>
        <draw:line draw:style-name="gr56" draw:text-style-name="P9" draw:layer="layout" svg:x1="11.16cm" svg:y1="8.979cm" svg:x2="14.335cm" svg:y2="8.979cm">
          <text:p/>
        </draw:line>
        <draw:line draw:style-name="gr49" draw:text-style-name="P9" draw:layer="layout" svg:x1="9.89cm" svg:y1="10.503cm" svg:x2="10.525cm" svg:y2="10.503cm">
          <text:p/>
        </draw:line>
        <draw:frame draw:style-name="gr58" draw:text-style-name="P24" draw:layer="layout" svg:width="3.048cm" svg:height="1.778cm" svg:x="14.589cm" svg:y="9.614cm">
          <draw:text-box>
            <text:p><text:span text:style-name="T8">...</text:span></text:p>
          </draw:text-box>
        </draw:frame>
        <draw:line draw:style-name="gr59" draw:text-style-name="P9" draw:layer="layout" svg:x1="1.635cm" svg:y1="12.408cm" svg:x2="1.635cm" svg:y2="11.138cm">
          <text:p/>
        </draw:line>
        <draw:frame draw:style-name="gr60" draw:text-style-name="P21" draw:layer="layout" svg:width="1.397cm" svg:height="1.27cm" svg:x="1cm" svg:y="12.408cm">
          <draw:text-box>
            <text:p>h<text:span text:style-name="T9">4</text:span></text:p>
          </draw:text-box>
        </draw:frame>
        <draw:line draw:style-name="gr59" draw:text-style-name="P9" draw:layer="layout" svg:x1="3.54cm" svg:y1="12.408cm" svg:x2="3.54cm" svg:y2="11.138cm">
          <text:p/>
        </draw:line>
        <draw:frame draw:style-name="gr60" draw:text-style-name="P21" draw:layer="layout" svg:width="1.397cm" svg:height="1.27cm" svg:x="2.905cm" svg:y="12.408cm">
          <draw:text-box>
            <text:p>h<text:span text:style-name="T9">3</text:span></text:p>
          </draw:text-box>
        </draw:frame>
        <draw:line draw:style-name="gr59" draw:text-style-name="P9" draw:layer="layout" svg:x1="5.445cm" svg:y1="12.408cm" svg:x2="5.445cm" svg:y2="11.138cm">
          <text:p/>
        </draw:line>
        <draw:frame draw:style-name="gr60" draw:text-style-name="P21" draw:layer="layout" svg:width="1.397cm" svg:height="1.27cm" svg:x="4.81cm" svg:y="12.408cm">
          <draw:text-box>
            <text:p>h<text:span text:style-name="T9">2</text:span></text:p>
          </draw:text-box>
        </draw:frame>
        <draw:line draw:style-name="gr59" draw:text-style-name="P9" draw:layer="layout" svg:x1="7.35cm" svg:y1="12.408cm" svg:x2="7.35cm" svg:y2="11.138cm">
          <text:p/>
        </draw:line>
        <draw:frame draw:style-name="gr60" draw:text-style-name="P21" draw:layer="layout" svg:width="1.397cm" svg:height="1.27cm" svg:x="6.715cm" svg:y="12.408cm">
          <draw:text-box>
            <text:p>h<text:span text:style-name="T9">1</text:span></text:p>
          </draw:text-box>
        </draw:frame>
        <draw:line draw:style-name="gr59" draw:text-style-name="P9" draw:layer="layout" svg:x1="9.255cm" svg:y1="12.408cm" svg:x2="9.255cm" svg:y2="11.138cm">
          <text:p/>
        </draw:line>
        <draw:frame draw:style-name="gr60" draw:text-style-name="P21" draw:layer="layout" svg:width="1.397cm" svg:height="1.27cm" svg:x="8.62cm" svg:y="12.408cm">
          <draw:text-box>
            <text:p>h<text:span text:style-name="T9">0</text:span></text:p>
          </draw:text-box>
        </draw:frame>
        <draw:line draw:style-name="gr59" draw:text-style-name="P9" draw:layer="layout" svg:x1="11.16cm" svg:y1="12.408cm" svg:x2="11.16cm" svg:y2="11.138cm">
          <text:p/>
        </draw:line>
        <draw:frame draw:style-name="gr36" draw:text-style-name="P21" draw:layer="layout" svg:width="1.905cm" svg:height="1.673cm" svg:x="10.525cm" svg:y="12.408cm">
          <draw:text-box>
            <text:p><text:span text:style-name="T10">h</text:span><text:span text:style-name="T9">w+4</text:span></text:p>
          </draw:text-box>
        </draw:frame>
        <draw:line draw:style-name="gr59" draw:text-style-name="P9" draw:layer="layout" svg:x1="13.065cm" svg:y1="12.386cm" svg:x2="13.065cm" svg:y2="11.116cm">
          <text:p/>
        </draw:line>
        <draw:frame draw:style-name="gr36" draw:text-style-name="P21" draw:layer="layout" svg:width="1.905cm" svg:height="1.673cm" svg:x="12.43cm" svg:y="12.386cm">
          <draw:text-box>
            <text:p><text:span text:style-name="T10">h</text:span><text:span text:style-name="T9">w+3</text:span></text:p>
          </draw:text-box>
        </draw:frame>
        <draw:frame draw:style-name="gr61" draw:text-style-name="P21" draw:layer="layout" svg:width="9.144cm" svg:height="3.81cm" svg:x="17.106cm" svg:y="5.94cm">
          <draw:text-box>
            <text:p>Egy DSP blokk elvileg 3 órajel késleltetést jelent (ha minden belső pieline regiszterjét használjuk) VERIFIKÁLNI</text:p>
          </draw:text-box>
        </draw:frame>
        <draw:frame draw:style-name="gr62" draw:text-style-name="P25" draw:layer="layout" svg:width="24.75cm" svg:height="9.494cm" svg:x="2cm" svg:y="14.75cm">
          <draw:text-box>
            <text:p text:style-name="P22">1 új pixelérték kiszámításához a 25 együtthatót 25 különböző idővel késleltetett pixelértékkel kell szorozni, és ezeket összeadni (késleltetések és együtthatók a következő oldalon). Az együtthatóablak egy sorában lévő pixelek késleltetése egyesével növekszik, ez azt jelenti, hogy az a sor elején lévő pixelt az aktuális és következő 4 órajelben kell felhasználnunk, majd egy sorhossznyi késleltetés múlva újra.</text:p>
            <text:p text:style-name="P22"/>
            <text:p text:style-name="P22">Fent látható, hogy az adott pixelt a kaszkádosított szorzó-összeadó blokkba emiatt egyszerre 5 helyen csatoljuk be, a +4 késleltetésről a számítás gondoskodik. </text:p>
            <text:p text:style-name="P22">A pb pixelt 5 hellyel később csatoljuk be a kaszkádszámításba, így elcsúszna a hozzá tartozó pa pixeltől. Ennek a megoldására az előző oldalon látható 5-ös késleltetések szolgálnak. Ezekkel a később becsatolt pixelek késleltetését “kiegyenlítjük”.</text:p>
          </draw:text-box>
        </draw:frame>
      </draw:page>
      <draw:page draw:name="page5" draw:style-name="dp1" draw:master-page-name="Default">
        <draw:custom-shape draw:style-name="gr63" draw:text-style-name="P26" draw:layer="layout" svg:width="2cm" svg:height="2cm" svg:x="10.9cm" svg:y="4cm">
          <text:p text:style-name="P3"><text:span text:style-name="T2">0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10.9cm" svg:y="6cm">
          <text:p text:style-name="P3"><text:span text:style-name="T2">0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10.9cm" svg:y="8cm">
          <text:p text:style-name="P3"><text:span text:style-name="T2">0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10.9cm" svg:y="10cm">
          <text:p text:style-name="P3"><text:span text:style-name="T2">0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10.9cm" svg:y="12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8.9cm" svg:y="4cm">
          <text:p text:style-name="P3"><text:span text:style-name="T2">1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8.9cm" svg:y="6cm">
          <text:p text:style-name="P3"><text:span text:style-name="T2">1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8.9cm" svg:y="8cm">
          <text:p text:style-name="P3"><text:span text:style-name="T2">1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8.9cm" svg:y="10cm">
          <text:p text:style-name="P3"><text:span text:style-name="T2">1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8.9cm" svg:y="12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6.9cm" svg:y="4cm">
          <text:p text:style-name="P3"><text:span text:style-name="T2">2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6.9cm" svg:y="6cm">
          <text:p text:style-name="P3"><text:span text:style-name="T2">2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6.9cm" svg:y="8cm">
          <text:p text:style-name="P3"><text:span text:style-name="T2">2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6.9cm" svg:y="10cm">
          <text:p text:style-name="P3"><text:span text:style-name="T2">2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6.9cm" svg:y="12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4.9cm" svg:y="4cm">
          <text:p text:style-name="P3"><text:span text:style-name="T2">3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4.9cm" svg:y="6cm">
          <text:p text:style-name="P3"><text:span text:style-name="T2">3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4.9cm" svg:y="8cm">
          <text:p text:style-name="P3"><text:span text:style-name="T2">3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4.9cm" svg:y="10cm">
          <text:p text:style-name="P3"><text:span text:style-name="T2">3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4.9cm" svg:y="12cm">
          <text:p text:style-name="P3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.9cm" svg:y="4cm">
          <text:p text:style-name="P3"><text:span text:style-name="T2">4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.9cm" svg:y="6cm">
          <text:p text:style-name="P3"><text:span text:style-name="T2">4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.9cm" svg:y="8cm">
          <text:p text:style-name="P3"><text:span text:style-name="T2">4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.9cm" svg:y="10cm">
          <text:p text:style-name="P3"><text:span text:style-name="T2">4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.9cm" svg:y="12cm">
          <text:p text:style-name="P3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2cm" svg:height="2cm" svg:x="23.7cm" svg:y="4cm">
          <text:p text:style-name="P27"><text:span text:style-name="T2">h</text:span><text:span text:style-name="T11">4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2cm" svg:height="2cm" svg:x="23.7cm" svg:y="6cm">
          <text:p text:style-name="P27"><text:span text:style-name="T2">h</text:span><text:span text:style-name="T11">3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2cm" svg:height="2cm" svg:x="23.7cm" svg:y="8cm">
          <text:p text:style-name="P27"><text:span text:style-name="T2">h</text:span><text:span text:style-name="T11">2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3.7cm" svg:y="10cm">
          <text:p text:style-name="P3"><text:span text:style-name="T2">h</text:span><text:span text:style-name="T11">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3.7cm" svg:y="12cm">
          <text:p text:style-name="P3"><text:span text:style-name="T2">h</text:span><text:span text:style-name="T1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2cm" svg:height="2cm" svg:x="21.7cm" svg:y="4cm">
          <text:p text:style-name="P27"><text:span text:style-name="T2">h</text:span><text:span text:style-name="T11">4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draw:layer="layout" svg:width="2cm" svg:height="2cm" svg:x="21.7cm" svg:y="6cm">
          <text:p text:style-name="P27"><text:span text:style-name="T2">h</text:span><text:span text:style-name="T11">3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8" draw:layer="layout" svg:width="2cm" svg:height="2cm" svg:x="21.7cm" svg:y="8cm">
          <text:p text:style-name="P27"><text:span text:style-name="T2">h</text:span><text:span text:style-name="T11">2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1.7cm" svg:y="10cm">
          <text:p text:style-name="P3"><text:span text:style-name="T2">h</text:span><text:span text:style-name="T11">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21.7cm" svg:y="12cm">
          <text:p text:style-name="P3"><text:span text:style-name="T2">h</text:span><text:span text:style-name="T1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2cm" svg:height="2cm" svg:x="19.7cm" svg:y="4cm">
          <text:p text:style-name="P27"><text:span text:style-name="T2">h</text:span><text:span text:style-name="T11">4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8" draw:layer="layout" svg:width="2cm" svg:height="2cm" svg:x="19.7cm" svg:y="6cm">
          <text:p text:style-name="P27"><text:span text:style-name="T2">h</text:span><text:span text:style-name="T11">3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8" draw:layer="layout" svg:width="2cm" svg:height="2cm" svg:x="19.7cm" svg:y="8cm">
          <text:p text:style-name="P27"><text:span text:style-name="T2">h</text:span><text:span text:style-name="T11">2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8" draw:layer="layout" svg:width="2cm" svg:height="2cm" svg:x="19.7cm" svg:y="10cm">
          <text:p text:style-name="P27"><text:span text:style-name="T2">h</text:span><text:span text:style-name="T11">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19.7cm" svg:y="12cm">
          <text:p text:style-name="P3"><text:span text:style-name="T2">h</text:span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8" draw:layer="layout" svg:width="2cm" svg:height="2cm" svg:x="17.7cm" svg:y="4cm">
          <text:p text:style-name="P27"><text:span text:style-name="T12">h</text:span><text:span text:style-name="T13">4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8" draw:layer="layout" svg:width="2cm" svg:height="2cm" svg:x="17.7cm" svg:y="6cm">
          <text:p text:style-name="P27"><text:span text:style-name="T2">h</text:span><text:span text:style-name="T11">3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8" draw:layer="layout" svg:width="2cm" svg:height="2cm" svg:x="17.7cm" svg:y="8cm">
          <text:p text:style-name="P27"><text:span text:style-name="T2">h</text:span><text:span text:style-name="T11">2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8" draw:layer="layout" svg:width="2cm" svg:height="2cm" svg:x="17.7cm" svg:y="10cm">
          <text:p text:style-name="P27"><text:span text:style-name="T2">h</text:span><text:span text:style-name="T11">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17.7cm" svg:y="12cm">
          <text:p text:style-name="P3"><text:span text:style-name="T2">h</text:span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draw:layer="layout" svg:width="2cm" svg:height="2cm" svg:x="15.7cm" svg:y="4cm">
          <text:p text:style-name="P27"><text:span text:style-name="T2">h</text:span><text:span text:style-name="T11">4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8" draw:layer="layout" svg:width="2cm" svg:height="2cm" svg:x="15.7cm" svg:y="6cm">
          <text:p text:style-name="P27"><text:span text:style-name="T2">h</text:span><text:span text:style-name="T11">3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draw:layer="layout" svg:width="2cm" svg:height="2cm" svg:x="15.7cm" svg:y="8cm">
          <text:p text:style-name="P27"><text:span text:style-name="T2">h</text:span><text:span text:style-name="T11">2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8" draw:layer="layout" svg:width="2cm" svg:height="2cm" svg:x="15.7cm" svg:y="10cm">
          <text:p text:style-name="P27"><text:span text:style-name="T2">h</text:span><text:span text:style-name="T11">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2cm" svg:height="2cm" svg:x="15.7cm" svg:y="12cm">
          <text:p text:style-name="P3"><text:span text:style-name="T2">h</text:span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6" draw:layer="layout" svg:width="7.366cm" svg:height="1.673cm" svg:x="2.646cm" svg:y="1.762cm">
          <draw:text-box>
            <text:p><text:span text:style-name="T2">Késleltetések a konvolúcióhoz:</text:span></text:p>
          </draw:text-box>
        </draw:frame>
        <draw:frame draw:style-name="gr60" draw:text-style-name="P6" draw:layer="layout" svg:width="7.874cm" svg:height="1.27cm" svg:x="16.003cm" svg:y="2.016cm">
          <draw:text-box>
            <text:p><text:span text:style-name="T2">Együtthatók nevei:</text:span></text:p>
          </draw:text-box>
        </draw:frame>
        <draw:frame draw:style-name="gr46" draw:text-style-name="P21" draw:layer="layout" svg:width="15.621cm" svg:height="1.825cm" svg:x="2.379cm" svg:y="15.75cm">
          <draw:text-box>
            <text:p><text:span text:style-name="T7">4. Blokk részletesen</text:span>: Státusz jelek késleltetése</text:p>
          </draw:text-box>
        </draw:frame>
        <draw:frame draw:style-name="gr82" draw:text-style-name="P29" draw:layer="layout" svg:width="18.25cm" svg:height="10.5cm" svg:x="2.75cm" svg:y="17.75cm">
          <draw:text-box>
            <text:p>A státuszjeleket a pixelekkel együtt késleltetjük a második blokk végéig. Itt a pixelek a DSP kaszkádba kerülnek, így a státuszjeleket a DSP kaszkád késleltetésével megfelelő mértékben kell késleltetni. Ez BRAM-mal és LUT-tal is megvalósítható, mivel viszonylag rövid késleltetésről van szó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family-generic="modern" style:font-pitch="fixed"/>
    <style:font-face style:name="Liberation Sans1" svg:font-family="'Liberation Sans'" style:font-family-generic="modern" style:font-pitch="variable"/>
    <style:font-face style:name="Noto Mono" svg:font-family="'N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6:08:40.264038418</meta:creation-date>
    <dc:date>2022-04-26T16:15:49.332208948</dc:date>
    <meta:editing-duration>PT2H1M5S</meta:editing-duration>
    <meta:editing-cycles>22</meta:editing-cycles>
    <meta:generator>LibreOffice/6.4.7.2$Linux_X86_64 LibreOffice_project/40$Build-2</meta:generator>
    <meta:document-statistic meta:object-count="205"/>
  </office:meta>
</office:document-meta>
</file>